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" manifest:full-path="Pictures/2000001900003BC900003BC90AD7488E.svm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text">
      <style:graphic-properties fo:min-height="2.463cm" fo:min-width="7.2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Author">
      <style:graphic-properties fo:min-height="3.105cm" fo:min-width="13.731cm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subtitle">
      <style:graphic-properties draw:fill-color="#ffffff" fo:min-height="1.27cm"/>
    </style:style>
    <style:style style:name="pr2" style:family="presentation" style:parent-style-name="Fedora-notes">
      <style:graphic-properties draw:fill-color="#ffffff" draw:auto-grow-height="true" fo:min-height="12.573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Default-title">
      <style:graphic-properties fo:min-width="26.1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family="'Droid Sans'" style:font-family-generic="swiss" style:font-pitch="variable"/>
    </style:style>
    <style:style style:name="P11" style:family="paragraph">
      <style:paragraph-properties fo:text-align="star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font-family="Comfortaa" style:font-pitch="variabl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Cantarell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fo:font-family="'Droid Sans'" style:font-family-generic="swiss" style:font-pitch="variable" fo:font-size="14pt" style:font-size-asian="14pt" style:font-size-complex="14pt"/>
    </style:style>
    <style:style style:name="T13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949cm" svg:y="10.364cm" presentation:class="subtitle" presentation:user-transformed="true">
          <draw:text-box>
            <text:p text:style-name="P1"><text:span text:style-name="T1">The making-of</text:span></text:p>
          </draw:text-box>
        </draw:frame>
        <draw:frame draw:style-name="gr1" draw:text-style-name="P3" draw:layer="layout" svg:width="6.958cm" svg:height="1.398cm" svg:x="2.026cm" svg:y="15.017cm">
          <draw:text-box>
            <text:p><text:span text:style-name="T2">Presented by</text:span></text:p>
          </draw:text-box>
        </draw:frame>
        <draw:frame draw:style-name="gr2" draw:text-style-name="P4" draw:layer="layout" svg:width="25.474cm" svg:height="2.965cm" svg:x="1.395cm" svg:y="6.624cm">
          <draw:text-box>
            <text:p text:style-name="P4"><text:span text:style-name="T3">Push Email in Twisted</text:span></text:p>
          </draw:text-box>
        </draw:frame>
        <draw:frame draw:style-name="gr3" draw:text-style-name="P5" draw:layer="layout" svg:width="12.859cm" svg:height="1.729cm" svg:x="2.056cm" svg:y="16.121cm">
          <draw:text-box>
            <text:p><text:span text:style-name="T4">Jean Daniel Brow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text-style-name="P6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6"><text:span text:style-name="T5"/></text:p>
              </text:list-header>
            </text:list>
            <text:list text:style-name="L3">
              <text:list-item>
                <text:p text:style-name="P6"><text:span text:style-name="T5"><text:s/></text:span><text:span text:style-name="T6">Twisted: reactor, deferreds, etc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Le protocole IMAP en quelque points</text:span></text:p>
              </text:list-item>
              <text:list-item>
                <text:p text:style-name="P6"><text:span text:style-name="T6"><text:s/></text:span><text:span text:style-name="T6">twisted.mail.imap4</text:span></text:p>
              </text:list-item>
              <text:list-item>
                <text:p text:style-name="P6"><text:span text:style-name="T6"><text:s/></text:span><text:span text:style-name="T6">Proposition d'un patch au proje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1cm" presentation:class="title" presentation:user-transformed="true">
          <draw:text-box>
            <text:p text:style-name="P6"><text:span text:style-name="T7">Les interfaces de programmation de Twisted sont non bloquan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586cm" svg:x="1.27cm" svg:y="7.187cm" presentation:class="title" presentation:user-transformed="true">
          <draw:text-box>
            <text:list text:style-name="L4">
              <text:list-item>
                <text:p text:style-name="P8"><text:span text:style-name="T7">Le parallelisme avec Twisted n'est pas pre-emptif: il est cooperatif</text:span><text:span text:style-name="T7"><text:line-break/></text:span><text:span text:style-name="T7"><text:line-break/></text:span><text:span text:style-name="T7">pas de verrou</text:span><text:span text:style-name="T7"><text:line-break/></text:span><text:span text:style-name="T7">pas d'ordonnancem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5.919cm" svg:x="1.27cm" svg:y="7.519cm" presentation:class="title" presentation:user-transformed="true">
          <draw:text-box>
            <text:p><text:span text:style-name="T8">Cooperative multitas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Detail about first topic</text:span></text:p>
              </text:list-item>
              <text:list-item>
                <text:p><text:span text:style-name="T9">Another detail about the first topic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Detail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176cm" svg:x="1.27cm" svg:y="8.89cm" presentation:class="title" presentation:user-transformed="true">
          <draw:text-box>
            <text:p><text:span text:style-name="T8">Second Topi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Detail about second topic</text:span></text:p>
              </text:list-item>
              <text:list-item>
                <text:p><text:span text:style-name="T9">Another detail about the second topic</text:span></text:p>
                <text:list>
                  <text:list-item>
                    <text:p><text:span text:style-name="T9">Sub Detail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Details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Summarize first topic</text:span></text:p>
              </text:list-item>
              <text:list-item>
                <text:p><text:span text:style-name="T9">Summarize second topic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Summary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6.67cm" svg:height="3.612cm" svg:x="0.524cm" svg:y="7.0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5" draw:text-style-name="P1" draw:layer="layout" svg:width="29.556cm" svg:height="1.411cm" svg:x="-0.694cm" svg:y="19.225cm">
          <draw:text-box>
            <text:p text:style-name="P1"><text:span text:style-name="T12">License statement goes here. See </text:span><text:span text:style-name="T12"><text:a xlink:href="https://fedoraproject.org/wiki/Licensing#Content_Licenses">https://fedoraproject.org/wiki/Licensing#Content_Licenses</text:a></text:span><text:span text:style-name="T12"> for acceptable licenses.</text:span></text:p>
            <text:p/>
          </draw:text-box>
        </draw:frame>
        <draw:frame draw:style-name="gr6" draw:text-style-name="P13" draw:layer="layout" svg:width="18.715cm" svg:height="1.568cm" svg:x="5.915cm" svg:y="16.798cm">
          <draw:text-box>
            <text:p text:style-name="P11"><text:span text:style-name="T13"><text:a xlink:href="mailto:example@fedoraproject.org">example@fedoraproject.org</text:a></text:span></text:p>
          </draw:text-box>
        </draw:frame>
        <draw:frame draw:style-name="gr7" draw:layer="layout" svg:width="5.989cm" svg:height="1.318cm" svg:x="5.915cm" svg:y="15.875cm">
          <draw:text-box>
            <text:p><text:span text:style-name="T14">Contact:</text:span></text:p>
          </draw:text-box>
        </draw:frame>
        <draw:frame draw:style-name="gr8" draw:text-style-name="P14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19T13:08:54</meta:creation-date>
    <meta:editing-duration>PT50H47M33S</meta:editing-duration>
    <meta:editing-cycles>4</meta:editing-cycles>
    <meta:generator>OpenOffice.org/3.2$Linux OpenOffice.org_project/320m12$Build-9483</meta:generator>
    <dc:title>fedora-designninja-presentation-template-rev3.otp</dc:title>
    <meta:initial-creator>jd </meta:initial-creator>
    <dc:date>2010-08-21T15:56:21</dc:date>
    <dc:creator>jd </dc:creator>
    <meta:document-statistic meta:object-count="72"/>
  </office:meta>
</office:document-meta>
</file>